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ong_20_Dash" svg:stroke-width="0.018cm" svg:stroke-color="#000000" draw:marker-start-width="0.227cm" draw:marker-end-width="0.227cm" svg:stroke-linecap="butt" draw:fill-color="#dddddd" draw:textarea-horizontal-align="justify" draw:textarea-vertical-align="middle" draw:auto-grow-height="false" fo:min-height="0.702cm" fo:min-width="3.311cm" fo:padding-top="0.134cm" fo:padding-bottom="0.134cm" fo:padding-left="0.259cm" fo:padding-right="0.259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3.263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cm" svg:stroke-color="#000000" draw:fill-color="#dddddd" draw:textarea-horizontal-align="justify" draw:textarea-vertical-align="middle" draw:auto-grow-height="false" fo:min-height="0.702cm" fo:min-width="3.31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3.31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3.311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702cm" fo:min-width="4.262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028cm" svg:stroke-color="#000000" draw:marker-start-width="0.242cm" draw:marker-end="Arrowheads_20_17" draw:marker-end-width="0.254cm" draw:fill="none" draw:textarea-vertical-align="middle" fo:padding-top="0.139cm" fo:padding-bottom="0.139cm" fo:padding-left="0.264cm" fo:padding-right="0.264cm" loext:decorative="false"/>
    </style:style>
    <style:style style:name="gr8" style:family="graphic" style:parent-style-name="objectwithoutfill">
      <style:graphic-properties draw:stroke="dash" draw:stroke-dash="Long_20_Dash" svg:stroke-width="0.053cm" svg:stroke-color="#000000" draw:marker-start-width="0.279cm" draw:marker-end="Arrowheads_20_18" draw:marker-end-width="0.254cm" svg:stroke-linecap="butt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objectwithoutfill">
      <style:graphic-properties svg:stroke-width="0.028cm" svg:stroke-color="#000000" draw:marker-start-width="0.242cm" draw:marker-end="Arrowheads_20_19" draw:marker-end-width="0.254cm" draw:fill="none" draw:textarea-vertical-align="middle" fo:padding-top="0.139cm" fo:padding-bottom="0.139cm" fo:padding-left="0.264cm" fo:padding-right="0.264cm" loext:decorative="false"/>
    </style:style>
    <style:style style:name="gr10" style:family="graphic" style:parent-style-name="objectwithoutfill">
      <style:graphic-properties svg:stroke-width="0.028cm" svg:stroke-color="#000000" draw:marker-start-width="0.242cm" draw:marker-end="Arrowheads_20_20" draw:marker-end-width="0.254cm" draw:fill="none" draw:textarea-vertical-align="middle" fo:padding-top="0.139cm" fo:padding-bottom="0.139cm" fo:padding-left="0.264cm" fo:padding-right="0.264cm" loext:decorative="false"/>
    </style:style>
    <style:style style:name="gr11" style:family="graphic" style:parent-style-name="objectwithoutfill">
      <style:graphic-properties draw:stroke="dash" draw:stroke-dash="Long_20_Dash" svg:stroke-width="0.053cm" svg:stroke-color="#000000" draw:marker-start-width="0.279cm" draw:marker-end="Arrowheads_20_21" draw:marker-end-width="0.254cm" svg:stroke-linecap="butt" draw:fill="none" draw:textarea-vertical-align="middle" fo:padding-top="0.151cm" fo:padding-bottom="0.151cm" fo:padding-left="0.276cm" fo:padding-right="0.276cm" loext:decorative="false"/>
    </style:style>
    <style:style style:name="gr1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702cm" fo:min-width="3.311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width="0.028cm" svg:stroke-color="#000000" draw:marker-start-width="0.242cm" draw:marker-end="Arrowheads_20_22" draw:marker-end-width="0.254cm" draw:fill="none" draw:textarea-vertical-align="middle" fo:padding-top="0.139cm" fo:padding-bottom="0.139cm" fo:padding-left="0.264cm" fo:padding-right="0.264cm" loext:decorative="false"/>
    </style:style>
    <style:style style:name="gr14" style:family="graphic" style:parent-style-name="objectwithoutfill">
      <style:graphic-properties svg:stroke-width="0.028cm" svg:stroke-color="#000000" draw:marker-start-width="0.242cm" draw:marker-end="Arrowheads_20_23" draw:marker-end-width="0.254cm" draw:fill="none" draw:textarea-vertical-align="middle" fo:padding-top="0.139cm" fo:padding-bottom="0.139cm" fo:padding-left="0.264cm" fo:padding-right="0.264cm" loext:decorative="false"/>
    </style:style>
    <style:style style:name="gr15" style:family="graphic" style:parent-style-name="objectwithoutfill">
      <style:graphic-properties svg:stroke-width="0.028cm" svg:stroke-color="#000000" draw:marker-start-width="0.242cm" draw:marker-end="Arrowheads_20_24" draw:marker-end-width="0.254cm" draw:fill="none" draw:textarea-vertical-align="middle" fo:padding-top="0.139cm" fo:padding-bottom="0.139cm" fo:padding-left="0.264cm" fo:padding-right="0.264cm" loext:decorative="false"/>
    </style:style>
    <style:style style:name="gr16" style:family="graphic" style:parent-style-name="objectwithoutfill">
      <style:graphic-properties svg:stroke-width="0.028cm" svg:stroke-color="#000000" draw:marker-start-width="0.242cm" draw:marker-end="Arrowheads_20_25" draw:marker-end-width="0.254cm" draw:fill="none" draw:textarea-vertical-align="middle" fo:padding-top="0.139cm" fo:padding-bottom="0.139cm" fo:padding-left="0.264cm" fo:padding-right="0.264cm" loext:decorative="false"/>
    </style:style>
    <style:style style:name="gr17" style:family="graphic" style:parent-style-name="objectwithoutfill">
      <style:graphic-properties svg:stroke-width="0.028cm" svg:stroke-color="#000000" draw:marker-start-width="0.242cm" draw:marker-end="Arrowheads_20_26" draw:marker-end-width="0.254cm" draw:fill="none" draw:textarea-vertical-align="middle" fo:padding-top="0.139cm" fo:padding-bottom="0.139cm" fo:padding-left="0.264cm" fo:padding-right="0.264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ans" fo:font-size="11pt" fo:font-weight="bold"/>
    </style:style>
    <style:style style:name="P2" style:family="paragraph">
      <loext:graphic-properties draw:fill-color="#dddddd"/>
      <style:paragraph-properties fo:text-align="center" style:writing-mode="lr-tb"/>
      <style:text-properties style:font-name="Liberation Sans" fo:font-size="11pt" fo:font-weight="bold"/>
    </style:style>
    <style:style style:name="P3" style:family="paragraph">
      <style:paragraph-properties fo:text-align="center" style:writing-mode="lr-tb"/>
      <style:text-properties style:font-name="Liberation Sans" fo:font-size="12pt" fo:font-weight="bold"/>
    </style:style>
    <style:style style:name="P4" style:family="paragraph">
      <loext:graphic-properties draw:fill-color="#ffffff"/>
      <style:paragraph-properties fo:text-align="center" style:writing-mode="lr-tb"/>
      <style:text-properties style:font-name="Liberation Sans" fo:font-size="12pt" fo:font-weight="bold"/>
    </style:style>
    <style:style style:name="P5" style:family="paragraph">
      <loext:graphic-properties draw:fill-color="#dddddd"/>
      <style:paragraph-properties fo:text-align="center" style:writing-mode="lr-tb"/>
      <style:text-properties style:font-name="Liberation Sans" fo:font-size="12pt" fo:font-weight="bold"/>
    </style:style>
    <style:style style:name="P6" style:family="paragraph">
      <loext:graphic-properties draw:fill="solid" draw:fill-color="#dddddd"/>
      <style:paragraph-properties fo:text-align="center" style:writing-mode="lr-tb"/>
      <style:text-properties style:font-name="Liberation Sans" fo:font-size="12pt" fo:font-weight="bold"/>
    </style:style>
    <style:style style:name="P7" style:family="paragraph">
      <loext:graphic-properties draw:fill="none"/>
      <style:paragraph-properties fo:text-align="center"/>
      <style:text-properties style:font-name="Liberation Sans" fo:font-weight="bold"/>
    </style:style>
    <style:style style:name="P8" style:family="paragraph">
      <loext:graphic-properties draw:fill="none" draw:fill-color="#ffffff"/>
      <style:text-properties fo:font-size="7pt" fo:font-weight="bold"/>
    </style:style>
    <style:style style:name="T1" style:family="text">
      <style:text-properties style:font-name="Liberation Sans" fo:font-size="11pt" fo:font-weight="bold"/>
    </style:style>
    <style:style style:name="T2" style:family="text">
      <style:text-properties style:font-name="Liberation Sans" fo:font-size="12pt" fo:font-weight="bold"/>
    </style:style>
    <style:style style:name="T3" style:family="text">
      <style:text-properties fo:font-size="7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1cm" svg:height="0.952cm" svg:x="9.206cm" svg:y="0.317cm">
          <text:p text:style-name="P1"><text:span text:style-name="T1">fields_view_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3.763cm" svg:height="0.952cm" svg:x="1.905cm" svg:y="3.175cm">
          <text:p text:style-name="P3"><text:span text:style-name="T2">fields_view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6" draw:id="id6" draw:layer="layout" svg:width="3.811cm" svg:height="0.952cm" svg:x="11.746cm" svg:y="3.175cm">
          <text:p text:style-name="P3"><text:span text:style-name="T2">fields_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8" draw:id="id8" draw:layer="layout" svg:width="3.81cm" svg:height="0.952cm" svg:x="13.652cm" svg:y="6.032cm">
          <text:p text:style-name="P3"><text:span text:style-name="T2">field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3.811cm" svg:height="0.952cm" svg:x="0.317cm" svg:y="6.033cm">
          <text:p text:style-name="P3"><text:span text:style-name="T2">request_view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3.811cm" svg:height="0.952cm" svg:x="4.762cm" svg:y="6.033cm">
          <text:p text:style-name="P3"><text:span text:style-name="T2">response_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3" draw:id="id3" draw:layer="layout" svg:width="4.762cm" svg:height="0.952cm" svg:x="6.35cm" svg:y="3.175cm">
          <text:p text:style-name="P3"><text:span text:style-name="T2">message_view_base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11.111cm" svg:y1="1.269cm" svg:x2="3.786cm" svg:y2="3.175cm" draw:start-shape="id1" draw:start-glue-point="2" draw:end-shape="id2" draw:end-glue-point="0" svg:d="M11111 1269l-7325 1906" svg:viewBox="0 0 7326 1907">
          <text:p/>
        </draw:connector>
        <draw:connector draw:style-name="gr8" draw:text-style-name="P7" draw:layer="layout" draw:type="line" svg:x1="11.111cm" svg:y1="1.269cm" svg:x2="8.731cm" svg:y2="3.175cm" draw:start-shape="id1" draw:start-glue-point="2" draw:end-shape="id3" draw:end-glue-point="0" svg:d="M11111 1269l-2380 1906" svg:viewBox="0 0 2381 1907">
          <text:p/>
        </draw:connector>
        <draw:connector draw:style-name="gr9" draw:text-style-name="P7" draw:layer="layout" draw:type="line" svg:x1="8.731cm" svg:y1="4.127cm" svg:x2="2.222cm" svg:y2="6.033cm" draw:start-shape="id3" draw:start-glue-point="2" draw:end-shape="id4" draw:end-glue-point="0" svg:d="M8731 4127l-6509 1906" svg:viewBox="0 0 6510 1907">
          <text:p/>
        </draw:connector>
        <draw:connector draw:style-name="gr10" draw:text-style-name="P7" draw:layer="layout" draw:type="line" svg:x1="8.731cm" svg:y1="4.127cm" svg:x2="6.667cm" svg:y2="6.033cm" draw:start-shape="id3" draw:start-glue-point="2" draw:end-shape="id5" draw:end-glue-point="0" svg:d="M8731 4127l-2064 1906" svg:viewBox="0 0 2065 1907">
          <text:p/>
        </draw:connector>
        <draw:connector draw:style-name="gr11" draw:text-style-name="P7" draw:layer="layout" draw:type="line" svg:x1="11.111cm" svg:y1="1.269cm" svg:x2="13.651cm" svg:y2="3.175cm" draw:start-shape="id1" draw:start-glue-point="2" draw:end-shape="id6" draw:end-glue-point="0" svg:d="M11111 1269l2540 1906" svg:viewBox="0 0 2541 1907">
          <text:p/>
        </draw:connector>
        <draw:custom-shape draw:style-name="gr12" draw:text-style-name="P6" xml:id="id7" draw:id="id7" draw:layer="layout" svg:width="3.811cm" svg:height="0.952cm" svg:x="9.206cm" svg:y="6.032cm">
          <text:p text:style-name="P3"><text:span text:style-name="T2">message_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7" draw:layer="layout" draw:type="line" svg:x1="13.651cm" svg:y1="4.127cm" svg:x2="11.111cm" svg:y2="6.032cm" draw:start-shape="id6" draw:start-glue-point="2" draw:end-shape="id7" draw:end-glue-point="0" svg:d="M13651 4127l-2540 1905" svg:viewBox="0 0 2541 1906">
          <text:p/>
        </draw:connector>
        <draw:custom-shape draw:style-name="gr4" draw:text-style-name="P4" xml:id="id9" draw:id="id9" draw:layer="layout" svg:width="3.81cm" svg:height="0.952cm" svg:x="6.984cm" svg:y="8.89cm">
          <text:p text:style-name="P3"><text:span text:style-name="T2">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7" draw:layer="layout" draw:type="line" svg:x1="13.651cm" svg:y1="4.127cm" svg:x2="15.557cm" svg:y2="6.032cm" draw:start-shape="id6" draw:start-glue-point="2" draw:end-shape="id8" draw:end-glue-point="0" svg:d="M13651 4127l1906 1905" svg:viewBox="0 0 1907 1906">
          <text:p/>
        </draw:connector>
        <draw:custom-shape draw:style-name="gr4" draw:text-style-name="P4" xml:id="id10" draw:id="id10" draw:layer="layout" svg:width="3.81cm" svg:height="0.952cm" svg:x="11.429cm" svg:y="8.89cm">
          <text:p text:style-name="P3"><text:span text:style-name="T2">respo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7" draw:layer="layout" draw:type="line" svg:x1="11.111cm" svg:y1="6.984cm" svg:x2="8.889cm" svg:y2="8.89cm" draw:start-shape="id7" draw:start-glue-point="2" draw:end-shape="id9" draw:end-glue-point="0" svg:d="M11111 6984l-2222 1906" svg:viewBox="0 0 2223 1907">
          <text:p/>
        </draw:connector>
        <draw:connector draw:style-name="gr16" draw:text-style-name="P7" draw:layer="layout" draw:type="line" svg:x1="11.111cm" svg:y1="6.984cm" svg:x2="13.334cm" svg:y2="8.89cm" draw:start-shape="id7" draw:start-glue-point="2" draw:end-shape="id10" draw:end-glue-point="0" svg:d="M11111 6984l2223 1906" svg:viewBox="0 0 2224 1907">
          <text:p/>
        </draw:connector>
        <draw:connector draw:style-name="gr17" draw:text-style-name="P7" draw:layer="layout" draw:type="line" svg:x1="8.731cm" svg:y1="4.127cm" svg:x2="11.111cm" svg:y2="6.032cm" draw:start-shape="id3" draw:start-glue-point="2" draw:end-shape="id7" draw:end-glue-point="0" svg:d="M8731 4127l2380 1905" svg:viewBox="0 0 2381 1906">
          <text:p/>
        </draw:connector>
        <draw:frame draw:style-name="gr18" draw:text-style-name="P8" draw:layer="layout" svg:width="1.472cm" svg:height="0.526cm" svg:x="12.498cm" svg:y="2.014cm">
          <draw:text-box>
            <text:p><text:span text:style-name="T3">virtual</text:span></text:p>
          </draw:text-box>
        </draw:frame>
        <draw:frame draw:style-name="gr18" draw:text-style-name="P8" draw:layer="layout" svg:width="1.27cm" svg:height="0.526cm" svg:x="9.842cm" svg:y="2.014cm">
          <draw:text-box>
            <text:p><text:span text:style-name="T3">virtu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9T17:23:02.686000000</meta:creation-date>
    <dc:date>2025-09-29T10:32:44.103000000</dc:date>
    <meta:editing-duration>PT3H57M47S</meta:editing-duration>
    <meta:editing-cycles>5</meta:editing-cycles>
    <meta:generator>LibreOffice/24.2.5.2$Windows_X86_64 LibreOffice_project/bffef4ea93e59bebbeaf7f431bb02b1a39ee8a59</meta:generator>
    <meta:document-statistic meta:object-count="22"/>
  </office:meta>
</office:document-meta>
</file>